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2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8cm" fo:min-width="1.554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textarea-vertical-align="middle" draw:auto-grow-height="true" draw:auto-grow-width="true" fo:min-height="0.982cm" fo:min-width="1.496cm" fo:padding-top="0.134cm" fo:padding-bottom="0.134cm" fo:padding-left="0.259cm" fo:padding-right="0.259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1cm" fo:min-width="1.602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" draw:marker-end-width="0.3cm" draw:stroke-linejoin="none" draw:fill="none" draw:fill-color="#000000" draw:textarea-vertical-align="middl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08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64cm" loext:decorative="false"/>
      <style:paragraph-properties style:writing-mode="lr-tb"/>
    </style:style>
    <style:style style:name="gr9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25cm" fo:min-width="1.126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1cm" fo:min-width="1.32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textarea-vertical-align="middle" draw:auto-grow-height="true" draw:auto-grow-width="true" fo:min-height="0.732cm" fo:min-width="0.482cm" fo:padding-top="0.134cm" fo:padding-bottom="0.134cm" fo:padding-left="0.259cm" fo:padding-right="0.2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  <style:text-properties style:font-name="Liberation Mono" fo:font-size="10pt" style:font-size-asian="10pt" style:font-size-complex="10pt"/>
    </style:style>
    <style:style style:name="P4" style:family="paragraph">
      <loext:graphic-properties draw:opacity="0%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cm" svg:y1="4.235cm" svg:x2="18.096cm" svg:y2="4.235cm">
          <text:p/>
        </draw:line>
        <draw:line draw:style-name="gr2" draw:text-style-name="P2" draw:layer="layout" svg:x1="13.75cm" svg:y1="4.85cm" svg:x2="13.75cm" svg:y2="7.85cm">
          <text:p/>
        </draw:line>
        <draw:custom-shape draw:style-name="gr3" draw:text-style-name="P4" draw:layer="layout" svg:width="2.904cm" svg:height="1.172cm" svg:x="18.096cm" svg:y="3.678cm">
          <text:p text:style-name="P3"><text:span text:style-name="T1">g</text:span><text:span text:style-name="T1">o</text:span><text:span text:style-name="T1">o</text:span><text:span text:style-name="T1">d</text:span><text:span text:style-name="T1">-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014cm" svg:height="1.25cm" svg:x="13.486cm" svg:y="3.6cm">
          <draw:text-box>
            <text:p text:style-name="P5"><text:span text:style-name="T1"><text:s/></text:span><text:span text:style-name="T1">guess</text:span></text:p>
          </draw:text-box>
        </draw:frame>
        <draw:custom-shape draw:style-name="gr5" draw:text-style-name="P7" draw:layer="layout" svg:width="3.75cm" svg:height="1cm" svg:x="10.75cm" svg:y="7.85cm">
          <text:p text:style-name="P3">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5.25cm" svg:y1="9.6cm" svg:x2="15.25cm" svg:y2="4.85cm">
          <text:p/>
        </draw:line>
        <draw:line draw:style-name="gr6" draw:text-style-name="P2" draw:layer="layout" svg:x1="15.25cm" svg:y1="9.601cm" svg:x2="12.5cm" svg:y2="9.6cm">
          <text:p/>
        </draw:line>
        <draw:line draw:style-name="gr6" draw:text-style-name="P2" draw:layer="layout" svg:x1="12.5cm" svg:y1="8.85cm" svg:x2="12.5cm" svg:y2="9.601cm">
          <text:p/>
        </draw:line>
        <draw:custom-shape draw:style-name="gr7" draw:text-style-name="P8" draw:layer="layout" svg:width="0.362cm" svg:height="0.362cm" svg:x="15.051cm" svg:y="5.3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9" draw:layer="layout" svg:width="1.764cm" svg:height="0.649cm" svg:x="15.5cm" svg:y="5.451cm">
          <draw:text-box>
            <text:p><text:span text:style-name="T1">g&lt;-ig</text:span></text:p>
          </draw:text-box>
        </draw:frame>
        <draw:line draw:style-name="gr2" draw:text-style-name="P2" draw:layer="layout" svg:x1="12.55cm" svg:y1="18.95cm" svg:x2="12.55cm" svg:y2="19.85cm">
          <text:p/>
        </draw:line>
        <draw:frame draw:style-name="gr4" draw:text-style-name="P6" draw:layer="layout" svg:width="2.014cm" svg:height="1.25cm" svg:x="12.286cm" svg:y="17.7cm">
          <draw:text-box>
            <text:p text:style-name="P5"><text:span text:style-name="T1"><text:s/></text:span><text:span text:style-name="T1">guess</text:span></text:p>
          </draw:text-box>
        </draw:frame>
        <draw:custom-shape draw:style-name="gr5" draw:text-style-name="P7" draw:layer="layout" svg:width="3.75cm" svg:height="1cm" svg:x="9.55cm" svg:y="19.85cm">
          <text:p text:style-name="P3"><text:span text:style-name="T1">/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4.05cm" svg:y1="25.15cm" svg:x2="14.05cm" svg:y2="18.95cm">
          <text:p/>
        </draw:line>
        <draw:line draw:style-name="gr6" draw:text-style-name="P2" draw:layer="layout" svg:x1="14.05cm" svg:y1="25.15cm" svg:x2="10.55cm" svg:y2="25.15cm">
          <text:p/>
        </draw:line>
        <draw:line draw:style-name="gr6" draw:text-style-name="P2" draw:layer="layout" svg:x1="10.55cm" svg:y1="24.4cm" svg:x2="10.55cm" svg:y2="25.151cm">
          <text:p/>
        </draw:line>
        <draw:custom-shape draw:style-name="gr7" draw:text-style-name="P8" draw:layer="layout" svg:width="0.362cm" svg:height="0.362cm" svg:x="13.851cm" svg:y="19.4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9" draw:layer="layout" svg:width="1.764cm" svg:height="0.649cm" svg:x="14.3cm" svg:y="19.551cm">
          <draw:text-box>
            <text:p><text:span text:style-name="T1">g&lt;-ag</text:span></text:p>
          </draw:text-box>
        </draw:frame>
        <draw:line draw:style-name="gr9" draw:text-style-name="P10" draw:layer="layout" svg:x1="16.809cm" svg:y1="28.003cm" svg:x2="16.809cm" svg:y2="26.98cm">
          <text:p/>
        </draw:line>
        <draw:custom-shape draw:style-name="gr10" draw:text-style-name="P4" draw:layer="layout" svg:width="1cm" svg:height="1cm" svg:x="16.328cm" svg:y="25.98cm">
          <text:p text:style-name="P3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25cm" svg:height="1.5cm" svg:x="15.2cm" svg:y="28cm">
          <text:p text:style-name="P3"><text:span text:style-name="T1">0.00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3.25cm" svg:height="1cm" svg:x="16.3cm" svg:y="18.95cm">
          <text:p text:style-name="P3"><text:span text:style-name="T1">squar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7.896cm" svg:y1="18.28cm" svg:x2="17.896cm" svg:y2="18.95cm">
          <text:p/>
        </draw:line>
        <draw:line draw:style-name="gr6" draw:text-style-name="P2" draw:layer="layout" svg:x1="17.896cm" svg:y1="18.28cm" svg:x2="14.3cm" svg:y2="18.279cm">
          <text:p/>
        </draw:line>
        <draw:frame draw:style-name="gr13" draw:text-style-name="P6" draw:layer="layout" svg:width="1cm" svg:height="1cm" svg:x="19.6cm" svg:y="16.7cm">
          <draw:text-box>
            <text:p text:style-name="P5"><text:span text:style-name="T1"><text:s/></text:span><text:span text:style-name="T1">x</text:span></text:p>
          </draw:text-box>
        </draw:frame>
        <draw:line draw:style-name="gr1" draw:text-style-name="P1" draw:layer="layout" svg:x1="20.121cm" svg:y1="17.7cm" svg:x2="20.121cm" svg:y2="21.25cm">
          <text:p/>
        </draw:line>
        <draw:custom-shape draw:style-name="gr12" draw:text-style-name="P7" draw:layer="layout" svg:width="3.25cm" svg:height="1cm" svg:x="18.25cm" svg:y="21.25cm">
          <text:p text:style-name="P3"><text:span text:style-name="T1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7" draw:layer="layout" svg:width="3.25cm" svg:height="1cm" svg:x="17.75cm" svg:y="24cm">
          <text:p text:style-name="P3"><text:span text:style-name="T1">abs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7.25cm" svg:y1="19.95cm" svg:x2="17.25cm" svg:y2="22cm">
          <text:p/>
        </draw:line>
        <draw:line draw:style-name="gr1" draw:text-style-name="P1" draw:layer="layout" svg:x1="19.811cm" svg:y1="22.75cm" svg:x2="17.7cm" svg:y2="22.74cm">
          <text:p/>
        </draw:line>
        <draw:line draw:style-name="gr1" draw:text-style-name="P1" draw:layer="layout" svg:x1="16.838cm" svg:y1="23cm" svg:x2="16.838cm" svg:y2="25.98cm">
          <text:p/>
        </draw:line>
        <draw:line draw:style-name="gr6" draw:text-style-name="P2" draw:layer="layout" svg:x1="19.6cm" svg:y1="17.109cm" svg:x2="10.562cm" svg:y2="17.111cm">
          <text:p/>
        </draw:line>
        <draw:line draw:style-name="gr2" draw:text-style-name="P2" draw:layer="layout" svg:x1="10.562cm" svg:y1="17.109cm" svg:x2="10.562cm" svg:y2="19.85cm">
          <text:p/>
        </draw:line>
        <draw:custom-shape draw:style-name="gr5" draw:text-style-name="P7" draw:layer="layout" svg:width="3.75cm" svg:height="1cm" svg:x="8.55cm" svg:y="23.4cm">
          <text:p text:style-name="P3"><text:span text:style-name="T1">averag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2" draw:layer="layout" svg:x1="12.286cm" svg:y1="18.29cm" svg:x2="8.936cm" svg:y2="18.29cm">
          <text:p/>
        </draw:line>
        <draw:line draw:style-name="gr2" draw:text-style-name="P2" draw:layer="layout" svg:x1="8.936cm" svg:y1="18.29cm" svg:x2="8.894cm" svg:y2="23.4cm">
          <text:p/>
        </draw:line>
        <draw:line draw:style-name="gr2" draw:text-style-name="P2" draw:layer="layout" svg:x1="11.5cm" svg:y1="22.336cm" svg:x2="16.7cm" svg:y2="22.336cm">
          <text:p/>
        </draw:line>
        <draw:frame draw:style-name="gr13" draw:text-style-name="P6" draw:layer="layout" svg:width="1cm" svg:height="1cm" svg:x="16.7cm" svg:y="22cm">
          <draw:text-box>
            <text:p text:style-name="P5"><text:span text:style-name="T1"><text:s/></text:span><text:span text:style-name="T1">t</text:span></text:p>
          </draw:text-box>
        </draw:frame>
        <draw:frame draw:style-name="gr8" draw:text-style-name="P9" draw:layer="layout" svg:width="1.764cm" svg:height="0.649cm" svg:x="15.65cm" svg:y="20.801cm">
          <draw:text-box>
            <text:p><text:span text:style-name="T1">t&lt;-sg</text:span></text:p>
          </draw:text-box>
        </draw:frame>
        <draw:custom-shape draw:style-name="gr7" draw:text-style-name="P8" draw:layer="layout" svg:width="0.362cm" svg:height="0.362cm" svg:x="17.058cm" svg:y="21.3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2" draw:layer="layout" svg:x1="19.811cm" svg:y1="22.25cm" svg:x2="19.811cm" svg:y2="22.75cm">
          <text:p/>
        </draw:line>
        <draw:custom-shape draw:style-name="gr7" draw:text-style-name="P8" draw:layer="layout" svg:width="0.362cm" svg:height="0.362cm" svg:x="18.014cm" svg:y="22.5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2" draw:layer="layout" svg:x1="17.606cm" svg:y1="20.75cm" svg:x2="17.606cm" svg:y2="22cm">
          <text:p/>
        </draw:line>
        <draw:line draw:style-name="gr6" draw:text-style-name="P2" draw:layer="layout" svg:x1="17.606cm" svg:y1="20.75cm" svg:x2="19.25cm" svg:y2="20.75cm">
          <text:p/>
        </draw:line>
        <draw:line draw:style-name="gr1" draw:text-style-name="P1" draw:layer="layout" svg:x1="19.25cm" svg:y1="20.75cm" svg:x2="19.25cm" svg:y2="21.25cm">
          <text:p/>
        </draw:line>
        <draw:frame draw:style-name="gr8" draw:text-style-name="P9" draw:layer="layout" svg:width="1.764cm" svg:height="0.649cm" svg:x="18.146cm" svg:y="22.175cm">
          <draw:text-box>
            <text:p><text:span text:style-name="T1">t&lt;-t-x</text:span></text:p>
          </draw:text-box>
        </draw:frame>
        <draw:line draw:style-name="gr6" draw:text-style-name="P2" draw:layer="layout" svg:x1="17.5cm" svg:y1="23cm" svg:x2="17.5cm" svg:y2="23.5cm">
          <text:p/>
        </draw:line>
        <draw:line draw:style-name="gr6" draw:text-style-name="P2" draw:layer="layout" svg:x1="17.5cm" svg:y1="23.5cm" svg:x2="19.144cm" svg:y2="23.5cm">
          <text:p/>
        </draw:line>
        <draw:line draw:style-name="gr1" draw:text-style-name="P1" draw:layer="layout" svg:x1="19.144cm" svg:y1="23.5cm" svg:x2="19.144cm" svg:y2="24cm">
          <text:p/>
        </draw:line>
        <draw:line draw:style-name="gr6" draw:text-style-name="P2" draw:layer="layout" svg:x1="19.14cm" svg:y1="25cm" svg:x2="19.14cm" svg:y2="25.5cm">
          <text:p/>
        </draw:line>
        <draw:line draw:style-name="gr6" draw:text-style-name="P2" draw:layer="layout" svg:x1="17.2cm" svg:y1="25.5cm" svg:x2="19.14cm" svg:y2="25.5cm">
          <text:p/>
        </draw:line>
        <draw:line draw:style-name="gr1" draw:text-style-name="P1" draw:layer="layout" svg:x1="17.2cm" svg:y1="25.5cm" svg:x2="17.2cm" svg:y2="23cm">
          <text:p/>
        </draw:line>
        <draw:custom-shape draw:style-name="gr7" draw:text-style-name="P8" draw:layer="layout" svg:width="0.362cm" svg:height="0.362cm" svg:x="17.016cm" svg:y="23.34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9" draw:layer="layout" svg:width="1.764cm" svg:height="0.649cm" svg:x="17.38cm" svg:y="23cm">
          <draw:text-box>
            <text:p><text:span text:style-name="T1">t&lt;-at</text:span></text:p>
          </draw:text-box>
        </draw:frame>
        <draw:line draw:style-name="gr6" draw:text-style-name="P2" draw:layer="layout" svg:x1="11.5cm" svg:y1="20.85cm" svg:x2="11.5cm" svg:y2="22.336cm">
          <text:p/>
        </draw:line>
        <draw:custom-shape draw:style-name="gr7" draw:text-style-name="P8" draw:layer="layout" svg:width="0.362cm" svg:height="0.362cm" svg:x="15.802cm" svg:y="22.15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9" draw:layer="layout" svg:width="1.764cm" svg:height="0.649cm" svg:x="14.25cm" svg:y="21.601cm">
          <draw:text-box>
            <text:p><text:span text:style-name="T1">t&lt;-x/g</text:span></text:p>
          </draw:text-box>
        </draw:frame>
        <draw:line draw:style-name="gr6" draw:text-style-name="P2" draw:layer="layout" svg:x1="16.7cm" svg:y1="22.693cm" svg:x2="11cm" svg:y2="22.75cm">
          <text:p/>
        </draw:line>
        <draw:line draw:style-name="gr1" draw:text-style-name="P1" draw:layer="layout" svg:x1="11cm" svg:y1="22.75cm" svg:x2="11cm" svg:y2="23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6-02-21T16:38:24.466243868</dc:date>
    <meta:editing-duration>PT1H56M27S</meta:editing-duration>
    <meta:editing-cycles>12</meta:editing-cycles>
    <meta:document-statistic meta:object-count="59"/>
  </office:meta>
</office:document-meta>
</file>